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33" calcext:value-type="float">
            <text:p>233</text:p>
          </table:table-cell>
          <table:table-cell table:style-name="ce7" table:formula="of:=COUNTIF([.B7:.B454];&quot;X&quot;)" office:value-type="float" office:value="195" calcext:value-type="float">
            <text:p>195</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29" calcext:value-type="float">
            <text:p>29</text:p>
          </table:table-cell>
          <table:table-cell table:style-name="ce25" table:formula="of:=SUM([.B2:.F2])" office:value-type="float" office:value="257" calcext:value-type="float">
            <text:p>25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3" table:number-rows-repeated="21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02">00/00/0000</text:date>, <text:time style:data-style-name="N2" text:time-value="22:12:22.29913649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02T22:13:23.537442456</dc:date>
    <meta:editing-duration>PT10H51M15S</meta:editing-duration>
    <meta:editing-cycles>256</meta:editing-cycles>
    <meta:document-statistic meta:table-count="1" meta:cell-count="1385" meta:object-count="0"/>
  </office:meta>
</office:document-meta>
</file>